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SocketStompClient.connect( URI url , @ Nullable WebSocketHttpHeaders handshakeHeaders , @ Nullable StompHeaders connectHeaders , StompSessionHandler session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ompWebSocketMessageCodec.decode( WebSocketMessage &lt; ? &gt; webSocketMessa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WebSocketTcpConnectionHandlerAdapter.cancelInactivityTask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ebSocketStompClient.getWebSocket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StompClient.WebSocketStompClient( WebSocketClient webSocketCl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SocketTcpConnectionHandlerAdapter.sendAsync( Message &lt; byte [ ] &gt;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WebSocketTcpConnectionHandlerAdapter.afterConnectionEstablished( WebSocket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SocketStompClient.star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SocketStompClient.processConnectHeaders( @ Nullable StompHeaders connectHead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ebSocketStompClient.connectAsync( String url , @ Nullable WebSocketHttpHeaders handshakeHeaders , StompSessionHandler handler , Object ... uri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TcpConnectionHandlerAdapter.supportsPartial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TcpConnectionHandlerAdapter.afterConnectionClosed( WebSocketSession session , CloseStatus close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SocketTcpConnectionHandlerAdapter.clo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WebSocketStompClient.isRun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StompClient.setInboundMessageSizeLimit( int inboundMessageSize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TcpConnectionHandlerAdapter.WebSocketTcpConnectionHandlerAdapter( TcpConnectionHandler &lt; byte [ ] &gt; connection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ompWebSocketMessageCodec.encode( Message &lt; byte [ ] &gt; message , Class &lt; ? extends WebSocketSession &gt; session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SocketStompClient.setPhase( int ph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TcpConnectionHandlerAdapter.updateLastWriteTi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SocketStompClient.setAutoStartup( boolean autoStart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TcpConnectionHandlerAdapter.onReadInactivity( final Runnable runnable , final long dur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WebSocketStompClient.connect( String url , @ Nullable WebSocketHttpHeaders handshakeHeaders , @ Nullable StompHeaders connectHeaders , StompSessionHandler handler , Object ... uri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SocketStompClient.sto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SocketStompClient.connectAsync( URI url , @ Nullable WebSocketHttpHeaders handshakeHeaders , @ Nullable StompHeaders connectHeaders , StompSessionHandler session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ompWebSocketMessageCodec.StompWebSocketMessageCodec( int messageSize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TcpConnectionHandlerAdapter.onWriteInactivity( final Runnable runnable , final long dur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WebSocketStompClient.connectAsync( String url , @ Nullable WebSocketHttpHeaders handshakeHeaders , @ Nullable StompHeaders connectHeaders , StompSessionHandler handler , Object ... uri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WebSocketStompClient.getInboundMessageSize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TcpConnectionHandlerAdapter.handleMessage( WebSocketSession session , WebSocketMessage &lt; ? &gt; webSocketMess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WebSocketTcpConnectionHandlerAdapter.handleTransportError( WebSocketSession session , Throwabl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StompClient.getPh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StompClient.setTaskScheduler( @ Nullable TaskScheduler taskSchedu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SocketStompClient.connectAsync( String url , StompSessionHandler handler , Object ... uriV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StompClient.connect( String url , StompSessionHandler handler , Object ... uriV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SocketTcpConnectionHandlerAdapter.accept( @ Nullable WebSocketSession webSocketSession , @ Nullable Throwable throwa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SocketStompClient.isAutoStar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StompClient.connect( String url , @ Nullable WebSocketHttpHeaders handshakeHeaders , StompSessionHandler handler , Object ... uri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